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automatic-styles>
    <style:style style:name="P1" style:family="paragraph" style:parent-style-name="Standard">
      <style:text-properties fo:font-weight="bold" officeooo:rsid="00196ded" officeooo:paragraph-rsid="00196ded" style:font-weight-asian="bold" style:font-weight-complex="bold"/>
    </style:style>
    <style:style style:name="P2" style:family="paragraph" style:parent-style-name="Standard">
      <style:paragraph-properties fo:margin-left="0in" fo:margin-right="0in" fo:margin-top="0in" fo:margin-bottom="0in" style:contextual-spacing="false" fo:orphans="2" fo:widows="2" fo:text-indent="0in" style:auto-text-indent="false"/>
    </style:style>
    <style:style style:name="P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fo:background-color="#f9f9f9" loext:padding="0in" loext:border="none"/>
    </style:style>
    <style:style style:name="P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paragraph-rsid="006ad850" fo:background-color="#f9f9f9" loext:padding="0in" loext:border="none"/>
    </style:style>
    <style:style style:name="P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282af5" officeooo:paragraph-rsid="00282af5" fo:background-color="#f9f9f9" style:font-weight-asian="bold" style:font-weight-complex="bold" loext:padding="0in" loext:border="none"/>
    </style:style>
    <style:style style:name="P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6ad850" officeooo:paragraph-rsid="006ad850" fo:background-color="#f9f9f9" style:font-weight-asian="bold" style:font-weight-complex="bold" loext:padding="0in" loext:border="none"/>
    </style:style>
    <style:style style:name="P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fo:background-color="#f9f9f9" loext:padding="0in" loext:border="none"/>
    </style:style>
    <style:style style:name="P8"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7c819" officeooo:paragraph-rsid="00a7c819" fo:background-color="#f9f9f9" loext:padding="0in" loext:border="none"/>
    </style:style>
    <style:style style:name="T1" style:family="text">
      <style:text-properties fo:font-variant="normal" fo:text-transform="none" fo:color="#030303" loext:opacity="100%" style:font-name="Roboto" fo:font-size="10.5pt" fo:letter-spacing="normal" fo:font-style="normal" fo:font-weight="normal" fo:background-color="#f9f9f9" loext:char-shading-value="0" loext:padding="0in" loext:border="none"/>
    </style:style>
    <style:style style:name="T2" style:family="text">
      <style:text-properties fo:font-variant="normal" fo:text-transform="none" fo:color="#030303" loext:opacity="100%" fo:letter-spacing="normal" fo:background-color="#f9f9f9" loext:char-shading-value="0" loext:padding="0in" loext:border="none"/>
    </style:style>
    <style:style style:name="T3" style:family="text">
      <style:text-properties fo:font-variant="normal" fo:text-transform="none" style:font-name="Roboto" fo:font-size="10.5pt" fo:letter-spacing="normal" fo:font-style="normal" style:text-underline-style="solid" style:text-underline-width="auto" style:text-underline-color="font-color" fo:font-weight="normal"/>
    </style:style>
    <style:style style:name="T4" style:family="text">
      <style:text-properties officeooo:rsid="001f3bf4"/>
    </style:style>
    <style:style style:name="T5" style:family="text">
      <style:text-properties officeooo:rsid="001f6253"/>
    </style:style>
    <style:style style:name="T6" style:family="text">
      <style:text-properties officeooo:rsid="00213f30"/>
    </style:style>
    <style:style style:name="T7" style:family="text">
      <style:text-properties officeooo:rsid="0023b508"/>
    </style:style>
    <style:style style:name="T8" style:family="text">
      <style:text-properties officeooo:rsid="0024db6e"/>
    </style:style>
    <style:style style:name="T9" style:family="text">
      <style:text-properties officeooo:rsid="00263424"/>
    </style:style>
    <style:style style:name="T10" style:family="text">
      <style:text-properties officeooo:rsid="00280aef"/>
    </style:style>
    <style:style style:name="T11" style:family="text">
      <style:text-properties officeooo:rsid="002b8b13"/>
    </style:style>
    <style:style style:name="T12" style:family="text">
      <style:text-properties officeooo:rsid="002d09eb"/>
    </style:style>
    <style:style style:name="T13" style:family="text">
      <style:text-properties officeooo:rsid="002fcd90"/>
    </style:style>
    <style:style style:name="T14" style:family="text">
      <style:text-properties officeooo:rsid="00311ad4"/>
    </style:style>
    <style:style style:name="T15" style:family="text">
      <style:text-properties officeooo:rsid="00329d31"/>
    </style:style>
    <style:style style:name="T16" style:family="text">
      <style:text-properties officeooo:rsid="00369cb2"/>
    </style:style>
    <style:style style:name="T17" style:family="text">
      <style:text-properties officeooo:rsid="0037bf66"/>
    </style:style>
    <style:style style:name="T18" style:family="text">
      <style:text-properties officeooo:rsid="00398ccc"/>
    </style:style>
    <style:style style:name="T19" style:family="text">
      <style:text-properties officeooo:rsid="003b76ad"/>
    </style:style>
    <style:style style:name="T20" style:family="text">
      <style:text-properties officeooo:rsid="003e4ab9"/>
    </style:style>
    <style:style style:name="T21" style:family="text">
      <style:text-properties officeooo:rsid="00413ce0"/>
    </style:style>
    <style:style style:name="T22" style:family="text">
      <style:text-properties officeooo:rsid="0041934d"/>
    </style:style>
    <style:style style:name="T23" style:family="text">
      <style:text-properties officeooo:rsid="0041e2fb"/>
    </style:style>
    <style:style style:name="T24" style:family="text">
      <style:text-properties officeooo:rsid="004336a5"/>
    </style:style>
    <style:style style:name="T25" style:family="text">
      <style:text-properties officeooo:rsid="00442b18"/>
    </style:style>
    <style:style style:name="T26" style:family="text">
      <style:text-properties officeooo:rsid="0045e0ef"/>
    </style:style>
    <style:style style:name="T27" style:family="text">
      <style:text-properties officeooo:rsid="0047c24f"/>
    </style:style>
    <style:style style:name="T28" style:family="text">
      <style:text-properties officeooo:rsid="0047e465"/>
    </style:style>
    <style:style style:name="T29" style:family="text">
      <style:text-properties officeooo:rsid="0048e976"/>
    </style:style>
    <style:style style:name="T30" style:family="text">
      <style:text-properties officeooo:rsid="0049863e"/>
    </style:style>
    <style:style style:name="T31" style:family="text">
      <style:text-properties officeooo:rsid="004a3be5"/>
    </style:style>
    <style:style style:name="T32" style:family="text">
      <style:text-properties officeooo:rsid="004c90e7"/>
    </style:style>
    <style:style style:name="T33" style:family="text">
      <style:text-properties officeooo:rsid="00512a91"/>
    </style:style>
    <style:style style:name="T34" style:family="text">
      <style:text-properties officeooo:rsid="00519fcb"/>
    </style:style>
    <style:style style:name="T35" style:family="text">
      <style:text-properties officeooo:rsid="005229c9"/>
    </style:style>
    <style:style style:name="T36" style:family="text">
      <style:text-properties officeooo:rsid="0054214b"/>
    </style:style>
    <style:style style:name="T37" style:family="text">
      <style:text-properties officeooo:rsid="00553e07"/>
    </style:style>
    <style:style style:name="T38" style:family="text">
      <style:text-properties officeooo:rsid="00560bd0"/>
    </style:style>
    <style:style style:name="T39" style:family="text">
      <style:text-properties officeooo:rsid="00566ec8"/>
    </style:style>
    <style:style style:name="T40" style:family="text">
      <style:text-properties officeooo:rsid="0056a49b"/>
    </style:style>
    <style:style style:name="T41" style:family="text">
      <style:text-properties officeooo:rsid="00588d51"/>
    </style:style>
    <style:style style:name="T42" style:family="text">
      <style:text-properties officeooo:rsid="005adf55"/>
    </style:style>
    <style:style style:name="T43" style:family="text">
      <style:text-properties officeooo:rsid="005c3cfc"/>
    </style:style>
    <style:style style:name="T44" style:family="text">
      <style:text-properties officeooo:rsid="005df0bd"/>
    </style:style>
    <style:style style:name="T45" style:family="text">
      <style:text-properties officeooo:rsid="005f92a8"/>
    </style:style>
    <style:style style:name="T46" style:family="text">
      <style:text-properties officeooo:rsid="00604d15"/>
    </style:style>
    <style:style style:name="T47" style:family="text">
      <style:text-properties officeooo:rsid="00615b59"/>
    </style:style>
    <style:style style:name="T48" style:family="text">
      <style:text-properties officeooo:rsid="0063121f"/>
    </style:style>
    <style:style style:name="T49" style:family="text">
      <style:text-properties officeooo:rsid="00648f72"/>
    </style:style>
    <style:style style:name="T50" style:family="text">
      <style:text-properties officeooo:rsid="0066e2a0"/>
    </style:style>
    <style:style style:name="T51" style:family="text">
      <style:text-properties officeooo:rsid="0067e609"/>
    </style:style>
    <style:style style:name="T52" style:family="text">
      <style:text-properties officeooo:rsid="00690971"/>
    </style:style>
    <style:style style:name="T53" style:family="text">
      <style:text-properties officeooo:rsid="0069741d"/>
    </style:style>
    <style:style style:name="T54" style:family="text">
      <style:text-properties officeooo:rsid="006cd012"/>
    </style:style>
    <style:style style:name="T55" style:family="text">
      <style:text-properties officeooo:rsid="006e1110"/>
    </style:style>
    <style:style style:name="T56" style:family="text">
      <style:text-properties officeooo:rsid="007100ac"/>
    </style:style>
    <style:style style:name="T57" style:family="text">
      <style:text-properties officeooo:rsid="007107af"/>
    </style:style>
    <style:style style:name="T58" style:family="text">
      <style:text-properties officeooo:rsid="00779f4d"/>
    </style:style>
    <style:style style:name="T59" style:family="text">
      <style:text-properties officeooo:rsid="007815a9"/>
    </style:style>
    <style:style style:name="T60" style:family="text">
      <style:text-properties officeooo:rsid="007c882f"/>
    </style:style>
    <style:style style:name="T61" style:family="text">
      <style:text-properties officeooo:rsid="007c9367"/>
    </style:style>
    <style:style style:name="T62" style:family="text">
      <style:text-properties officeooo:rsid="007e5036"/>
    </style:style>
    <style:style style:name="T63" style:family="text">
      <style:text-properties officeooo:rsid="007f89e6"/>
    </style:style>
    <style:style style:name="T64" style:family="text">
      <style:text-properties officeooo:rsid="008044d7"/>
    </style:style>
    <style:style style:name="T65" style:family="text">
      <style:text-properties officeooo:rsid="0081a24d"/>
    </style:style>
    <style:style style:name="T66" style:family="text">
      <style:text-properties officeooo:rsid="008386bf"/>
    </style:style>
    <style:style style:name="T67" style:family="text">
      <style:text-properties officeooo:rsid="0083ad24"/>
    </style:style>
    <style:style style:name="T68" style:family="text">
      <style:text-properties officeooo:rsid="0084d15e"/>
    </style:style>
    <style:style style:name="T69" style:family="text">
      <style:text-properties officeooo:rsid="00868400"/>
    </style:style>
    <style:style style:name="T70" style:family="text">
      <style:text-properties officeooo:rsid="008858ce"/>
    </style:style>
    <style:style style:name="T71" style:family="text">
      <style:text-properties officeooo:rsid="008a64d2"/>
    </style:style>
    <style:style style:name="T72" style:family="text">
      <style:text-properties officeooo:rsid="008b57ad"/>
    </style:style>
    <style:style style:name="T73" style:family="text">
      <style:text-properties officeooo:rsid="008e96ec"/>
    </style:style>
    <style:style style:name="T74" style:family="text">
      <style:text-properties officeooo:rsid="008fa916"/>
    </style:style>
    <style:style style:name="T75" style:family="text">
      <style:text-properties officeooo:rsid="0091839b"/>
    </style:style>
    <style:style style:name="T76" style:family="text">
      <style:text-properties officeooo:rsid="00936189"/>
    </style:style>
    <style:style style:name="T77" style:family="text">
      <style:text-properties officeooo:rsid="0093ab8b"/>
    </style:style>
    <style:style style:name="T78" style:family="text">
      <style:text-properties officeooo:rsid="009404cc"/>
    </style:style>
    <style:style style:name="T79" style:family="text">
      <style:text-properties officeooo:rsid="00954a7f"/>
    </style:style>
    <style:style style:name="T80" style:family="text">
      <style:text-properties officeooo:rsid="0095b208"/>
    </style:style>
    <style:style style:name="T81" style:family="text">
      <style:text-properties officeooo:rsid="0097da3c"/>
    </style:style>
    <style:style style:name="T82" style:family="text">
      <style:text-properties officeooo:rsid="0098ae2c"/>
    </style:style>
    <style:style style:name="T83" style:family="text">
      <style:text-properties officeooo:rsid="009a155a"/>
    </style:style>
    <style:style style:name="T84" style:family="text">
      <style:text-properties officeooo:rsid="009a269b"/>
    </style:style>
    <style:style style:name="T85" style:family="text">
      <style:text-properties officeooo:rsid="009a33f5"/>
    </style:style>
    <style:style style:name="T86" style:family="text">
      <style:text-properties officeooo:rsid="009b7bae"/>
    </style:style>
    <style:style style:name="T87" style:family="text">
      <style:text-properties officeooo:rsid="009cd63e"/>
    </style:style>
    <style:style style:name="T88" style:family="text">
      <style:text-properties officeooo:rsid="009da025"/>
    </style:style>
    <style:style style:name="T89" style:family="text">
      <style:text-properties officeooo:rsid="009e8a5d"/>
    </style:style>
    <style:style style:name="T90" style:family="text">
      <style:text-properties officeooo:rsid="009f87be"/>
    </style:style>
    <style:style style:name="T91" style:family="text">
      <style:text-properties officeooo:rsid="00a0244d"/>
    </style:style>
    <style:style style:name="T92" style:family="text">
      <style:text-properties officeooo:rsid="00a09b11"/>
    </style:style>
    <style:style style:name="T93" style:family="text">
      <style:text-properties officeooo:rsid="00a25aac"/>
    </style:style>
    <style:style style:name="T94" style:family="text">
      <style:text-properties officeooo:rsid="00a266bf"/>
    </style:style>
    <style:style style:name="T95" style:family="text">
      <style:text-properties officeooo:rsid="00a2efa8"/>
    </style:style>
    <style:style style:name="T96" style:family="text">
      <style:text-properties officeooo:rsid="00a4c177"/>
    </style:style>
    <style:style style:name="T97" style:family="text">
      <style:text-properties officeooo:rsid="00a61a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view</text:p>
      <text:p text:style-name="P1"/>
      <text:p text:style-name="Standard"/>
      <text:p text:style-name="Standard"/>
      <text:p text:style-name="P2"><text:span text:style-name="T1">Below are the topics we will be discussing in the video: ​ </text:span><text:a xlink:type="simple" xlink:href="https://www.youtube.com/watch?v=4nTh3AP6knM&amp;t=0s" text:style-name="Internet_20_link" text:visited-style-name="Visited_20_Internet_20_Link"><text:span text:style-name="T3">00:00:00</text:span></text:a><text:span text:style-name="T2"> </text:span><text:span text:style-name="T1">What is design thinking </text:span><text:a xlink:type="simple" xlink:href="https://www.youtube.com/watch?v=4nTh3AP6knM&amp;t=462s" text:style-name="Internet_20_link" text:visited-style-name="Visited_20_Internet_20_Link"><text:span text:style-name="T3">00:07:42</text:span></text:a><text:span text:style-name="T2"> </text:span><text:span text:style-name="T1">Dt process </text:span><text:a xlink:type="simple" xlink:href="https://www.youtube.com/watch?v=4nTh3AP6knM&amp;t=1018s" text:style-name="Internet_20_link" text:visited-style-name="Visited_20_Internet_20_Link"><text:span text:style-name="T3">00:16:58</text:span></text:a><text:span text:style-name="T2"> </text:span><text:span text:style-name="T1">DT steps </text:span><text:a xlink:type="simple" xlink:href="https://www.youtube.com/watch?v=4nTh3AP6knM&amp;t=1660s" text:style-name="Internet_20_link" text:visited-style-name="Visited_20_Internet_20_Link"><text:span text:style-name="T3">00:27:40</text:span></text:a><text:span text:style-name="T2"> </text:span><text:span text:style-name="T1">Empathy mapping </text:span><text:a xlink:type="simple" xlink:href="https://www.youtube.com/watch?v=4nTh3AP6knM&amp;t=1980s" text:style-name="Internet_20_link" text:visited-style-name="Visited_20_Internet_20_Link"><text:span text:style-name="T3">00:33:00</text:span></text:a><text:span text:style-name="T2"> </text:span><text:span text:style-name="T1">DT and agile</text:span></text:p>
      <text:p text:style-name="P3"/>
      <text:p text:style-name="P3"><text:span text:style-name="T20">D</text:span>alam <text:span text:style-name="T20">kelas</text:span> ini kita akan mempelajari segala sesuatu tentang design thinking.</text:p>
      <text:p text:style-name="P3"/>
      <text:p text:style-name="P3">kita akan memulai video ini dengan apa itu design thinking kemudian kita akan <text:span text:style-name="T21">membahas </text:span><text:span text:style-name="T22">bagaimana </text:span>proses design thinking secara detail.</text:p>
      <text:p text:style-name="P3"/>
      <text:p text:style-name="P3">selanjutnya kita akan melihat apa saja langkah-langkah <text:span text:style-name="T8">design thinking</text:span> dan apa <text:span text:style-name="T23">yang dimaksud dengan </text:span>empati <text:span text:style-name="T14">map</text:span><text:span text:style-name="T24">ping</text:span>.</text:p>
      <text:p text:style-name="P3"/>
      <text:p text:style-name="P3"><text:span text:style-name="T24">Dan </text:span>akhirnya <text:span text:style-name="T8">kita</text:span> akan menyimpulkan <text:span text:style-name="T9">pembelajaran </text:span>ini dengan menggabungkan <text:span text:style-name="T10">design thinking</text:span> dan <text:span text:style-name="T25">metode </text:span>agile .</text:p>
      <text:p text:style-name="P3"/>
      <text:p text:style-name="P3">tetapi sebelum itu, saya <text:span text:style-name="T16">ingin </text:span>memberi tahu Anda beberapa fakta <text:span text:style-name="T26">menarik </text:span>berdasarkan pertumbuhan <text:span text:style-name="T17">kebutuhan</text:span> pekerjaan di tahun 2021, linkedin menegaskan bahwa <text:span text:style-name="T18">skill</text:span> yang paling diminati adalah pengembangan web, seo, design thinking, u<text:span text:style-name="T19">i/ux designer</text:span> dan visualisasi data.</text:p>
      <text:p text:style-name="P3"/>
      <text:p text:style-name="P3"><text:span text:style-name="T15">Pada </text:span>sesi ini kita akan membahas apa itu design thinking.</text:p>
      <text:p text:style-name="P3">kasus penggunaan design thinking.</text:p>
      <text:p text:style-name="P3">mengapa design thinking itu penting.</text:p>
      <text:p text:style-name="P3"><text:span text:style-name="T11">Design thinking</text:span> <text:span text:style-name="T11">proses </text:span>dan</text:p>
      <text:p text:style-name="P3">empat pilar design thinkin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text:soft-page-break/>sekarang ini banyak orang dan banyak perusahaan ngomongin tentang design thinking. Sebenernya apa sih yang dimaksud dengan design thinking?</text:p>
      <text:p text:style-name="P8"/>
      <text:p text:style-name="P8">Yuk kita cari tau.</text:p>
      <text:p text:style-name="P8"/>
      <text:p text:style-name="P8">Pada tahun 2008, tim brown CEO dari consultan design dan inovasi terkemuka asal amerika serikat ideo, menuliskan sebuah artikel di harvard business review dengan judul design thinking. Dan sejak penerbitan artikel itu, design thinking jadi sangat berkembang popularitas nya diluar komunitas design sebagai pendekatan inovatif dalam memecahkan permasalahan.</text:p>
      <text:p text:style-name="P8"/>
      <text:p text:style-name="P8">Dalam dunia bisnis design thinking sudah digunakan banyak perusahaan di seluruh dunia untuk mengembangkan produk, layanan, proses kerja, dan juga model bisnis. Karena proses nya terbukti mampu menghasilkan inovasi yang disenangi oleh customer, bersifat out of the box atau terobosan dan juga menguntungkan dari sisi bisnis.</text:p>
      <text:p text:style-name="P8"/>
      <text:p text:style-name="P8">Lalu apa sebenarnya yang dimaksud dengan design thinking ini? Kalo berdasarkan terjemahannya maka, cara atau proses berpikir ala designer. Ya kan? Memang seperti apa sih seorang designer itu berpikir? </text:p>
      <text:p text:style-name="P8"/>
      <text:p text:style-name="P8">Beberapa dari kita mungkin berpikir bahwa seorang designer seseorang yang kerjaan nya adalah membuat sebuah produk jadi lebih menarik dari sisi estetika, sehingga menjadi lebih diinginkan oleh customer.</text:p>
      <text:p text:style-name="P8"/>
      <text:p text:style-name="P8">Membuat sesuatu menjadi lebih menarik memang jadi salah satu bagian dari aktivitas design, tapi bukan itu yang jadi esensi nya. Esensi dari aktivitas design adalah memikirkan cara untuk membuat apapun yang kita design bisa jadi lebih baik dalam memenuhi kebutuhan dari pengguna nya. Dan oleh karena itu proses inovasi yang menggunakan pendekatan design thinking disebut dengan human centered atau berpusat pada manusia, si pengguna tadi, karena fokus nya memang membantu manusia, si pengguna tadi untuk menyelesaikan masalah nya dan mencapai apa yang menjadi aspirasi nya.</text:p>
      <text:p text:style-name="P8"/>
      <text:p text:style-name="P8">Nah aspek human centered inilah yang membuat design thinking berbeda dengan pendekatan inovasi lain yang berpusat pada teknologi atau pesaing. </text:p>
      <text:p text:style-name="P8"/>
      <text:p text:style-name="P8">Walaupun begitu bukan berarti design thinking itu mengacuhkan teknologi atau kondisi pasar, hanya saja kepuasan customer itu ditempatkan sebagai prioritas nomer satu disitu. </text:p>
      <text:p text:style-name="P8"/>
      <text:p text:style-name="P8">Bahkan dalam artikel nya tim brown itu mendefinisikan design thinking sebagai pendekatan inovasi yang menggunakan cara berpikir dan teknik-teknik designer untuk mempertemukan yang customer butuhkan dengan apa yang memungkinkan secara teknologi dan apa yang bisa dijadikan peluang bisnis yang menguntungkan. </text:p>
      <text:p text:style-name="P8"/>
      <text:p text:style-name="P8">Nah pertanyaan anda berikutnya mungkin, seperti apa sih praktek dari design thinking itu? Nah bentuk praktek atau proses design thinking itu ternyata beragam sekali namun mereka semua selalu didasari dengan tiga hal yang menjadi prinsip nya, atau yang disingkat dengan <text:s/>3E, yaitu empathy, expansive thinking, dan experimentation. </text:p>
      <text:p text:style-name="P8"/>
      <text:p text:style-name="P8">Semua proses selalu diawali dengan empathy, yaitu mendalami perspektif, perasaan dan pengalaman customer, untuk memahami apa yang menjadi kebutuhan mereka. Kemudian pencarian solusi dilakukan dengan expansive thinking, artinya memikirkan ide sebanyak mungkin, seluas mungkin, dalam rangka menemukan solusi terbaik bagi si customer. Dan terakhir solusi dikembangkan secara iteratif melalui experimentation atau uji coba dengan melibatkan customer itu sendiri untuk memastikan bahwa solusi tersebut akhirnya benar-benar terbukti mampu menjawab kebuthan mereka. Nah 3E inilah yang menjadi nyawa sekaligus kekhasan dari design thinking sebagai sebuah proses inovasi. </text:p>
      <text:p text:style-name="P3"><text:soft-page-break/></text:p>
      <text:p text:style-name="P3"><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09:32:51.963006799</meta:creation-date>
    <dc:date>2022-03-25T14:27:25.628622702</dc:date>
    <meta:editing-duration>PT16H55M27S</meta:editing-duration>
    <meta:editing-cycles>137</meta:editing-cycles>
    <meta:generator>LibreOffice/7.2.6.2$Linux_X86_64 LibreOffice_project/20$Build-2</meta:generator>
    <meta:document-statistic meta:table-count="0" meta:image-count="0" meta:object-count="0" meta:page-count="3" meta:paragraph-count="25" meta:word-count="629" meta:character-count="4493" meta:non-whitespace-character-count="3878"/>
  </office:meta>
</office:document-meta>
</file>